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rsid="001310c7" officeooo:paragraph-rsid="001310c7"/>
    </style:style>
    <style:style style:name="P2" style:family="paragraph" style:parent-style-name="Standard">
      <style:paragraph-properties fo:text-align="justify" style:justify-single-word="false"/>
      <style:text-properties officeooo:rsid="001310c7" officeooo:paragraph-rsid="001310c7"/>
    </style:style>
    <style:style style:name="P3" style:family="paragraph" style:parent-style-name="Standard">
      <style:paragraph-properties fo:text-align="justify" style:justify-single-word="false"/>
      <style:text-properties officeooo:rsid="00180eb2" officeooo:paragraph-rsid="00180eb2"/>
    </style:style>
    <style:style style:name="P4" style:family="paragraph" style:parent-style-name="Standard">
      <style:paragraph-properties fo:text-align="start" style:justify-single-word="false"/>
      <style:text-properties officeooo:rsid="001310c7" officeooo:paragraph-rsid="001310c7"/>
    </style:style>
    <style:style style:name="P5" style:family="paragraph" style:parent-style-name="Standard">
      <style:paragraph-properties fo:text-align="start" style:justify-single-word="false"/>
      <style:text-properties officeooo:rsid="001310c7" officeooo:paragraph-rsid="003050d3"/>
    </style:style>
    <style:style style:name="P6" style:family="paragraph" style:parent-style-name="Standard">
      <style:paragraph-properties fo:text-align="start" style:justify-single-word="false"/>
      <style:text-properties officeooo:rsid="001310c7" officeooo:paragraph-rsid="0034bf07"/>
    </style:style>
    <style:style style:name="P7" style:family="paragraph" style:parent-style-name="Standard">
      <style:paragraph-properties fo:text-align="justify" style:justify-single-word="false"/>
      <style:text-properties officeooo:rsid="001310c7" officeooo:paragraph-rsid="001ee3dc"/>
    </style:style>
    <style:style style:name="P8" style:family="paragraph" style:parent-style-name="Standard">
      <style:paragraph-properties fo:text-align="justify" style:justify-single-word="false"/>
      <style:text-properties officeooo:rsid="001310c7" officeooo:paragraph-rsid="0022d519"/>
    </style:style>
    <style:style style:name="P9" style:family="paragraph" style:parent-style-name="Standard">
      <style:paragraph-properties fo:text-align="justify" style:justify-single-word="false"/>
      <style:text-properties officeooo:rsid="001310c7" officeooo:paragraph-rsid="00239a63"/>
    </style:style>
    <style:style style:name="P10" style:family="paragraph" style:parent-style-name="Standard">
      <style:paragraph-properties fo:text-align="justify" style:justify-single-word="false"/>
      <style:text-properties officeooo:rsid="001310c7" officeooo:paragraph-rsid="0029ccac"/>
    </style:style>
    <style:style style:name="P11" style:family="paragraph" style:parent-style-name="Standard">
      <style:paragraph-properties fo:text-align="justify" style:justify-single-word="false"/>
      <style:text-properties officeooo:rsid="001310c7" officeooo:paragraph-rsid="002ac44e"/>
    </style:style>
    <style:style style:name="T1" style:family="text">
      <style:text-properties officeooo:rsid="0013f8e3"/>
    </style:style>
    <style:style style:name="T2" style:family="text">
      <style:text-properties fo:font-style="italic" officeooo:rsid="0013f8e3" style:font-style-asian="italic" style:font-style-complex="italic"/>
    </style:style>
    <style:style style:name="T3" style:family="text">
      <style:text-properties officeooo:rsid="00192b27"/>
    </style:style>
    <style:style style:name="T4" style:family="text">
      <style:text-properties officeooo:rsid="001aa684"/>
    </style:style>
    <style:style style:name="T5" style:family="text">
      <style:text-properties officeooo:rsid="001b2800"/>
    </style:style>
    <style:style style:name="T6" style:family="text">
      <style:text-properties fo:font-weight="bold" officeooo:rsid="001b2800" style:font-weight-asian="bold" style:font-weight-complex="bold"/>
    </style:style>
    <style:style style:name="T7" style:family="text">
      <style:text-properties fo:font-weight="bold" officeooo:rsid="001dd17f" style:font-weight-asian="bold" style:font-weight-complex="bold"/>
    </style:style>
    <style:style style:name="T8" style:family="text">
      <style:text-properties fo:font-weight="bold" officeooo:rsid="002ac44e" style:font-weight-asian="bold" style:font-weight-complex="bold"/>
    </style:style>
    <style:style style:name="T9" style:family="text">
      <style:text-properties fo:font-weight="bold" officeooo:rsid="002dfdb0" style:font-weight-asian="bold" style:font-weight-complex="bold"/>
    </style:style>
    <style:style style:name="T10" style:family="text">
      <style:text-properties officeooo:rsid="001dd17f"/>
    </style:style>
    <style:style style:name="T11" style:family="text">
      <style:text-properties officeooo:rsid="0029ccac"/>
    </style:style>
    <style:style style:name="T12" style:family="text">
      <style:text-properties officeooo:rsid="002ac44e"/>
    </style:style>
    <style:style style:name="T13" style:family="text">
      <style:text-properties officeooo:rsid="002c9953"/>
    </style:style>
    <style:style style:name="T14" style:family="text">
      <style:text-properties fo:font-weight="normal" officeooo:rsid="001dd17f" style:font-weight-asian="normal" style:font-weight-complex="normal"/>
    </style:style>
    <style:style style:name="T15" style:family="text">
      <style:text-properties officeooo:rsid="002dfd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ucational Philosophy <text:span text:style-name="T4">(Towards a Physics Pedagogy Pocket Guide)</text:span></text:p>
      <text:p text:style-name="P1">David Holmes</text:p>
      <text:p text:style-name="P4"><text:tab/></text:p>
      <text:p text:style-name="P6"><text:tab/><text:span text:style-name="T6">Keep It Simple, Schrödinger.</text:span><text:span text:style-name="T5"> Modern society has a fondness for simple answers to complex questions. But, as is often the case, there is no simple nor complete answer to the question of what makes good physics pedagogy. We intuitively understand that a good teacher should have a deep knowledge <text:s/></text:span></text:p>
      <text:p text:style-name="P6"><text:span text:style-name="T5">and yet Jane and Joe Physics teacher working in the field should have some simple principles or framework to act as their everyday guide and provide a pathway to improvement. <text:s/>With this “pocket-guide” approach as a goal, I will attempt to answer the following questions: Why do we need Physics? What are the skills we are trying to teach? How do we develop those skills? What makes for a good Physics teacher? What pitfalls do we need to avoid?</text:span></text:p>
      <text:p text:style-name="P7"><text:tab/><text:span text:style-name="T6">Why do we need Physics?</text:span><text:span text:style-name="T5"> Asking me this question is a bit like asking an artist why they need to paint; you might as well ask why we need to breath! </text:span>Ever since I can remember, "doing Physics" has been my muse. That process of understanding mother natures' blueprint, describing her laws using the unreasonable effectiveness of mathematics, and experiencing the visceral joy of mastery, is what has been called the "the joy of finding things out". For me, this pleasure is only equaled, or exceeded, by sharing my passion with others and seeing them experience the same "Aha!" moments. <text:span text:style-name="T10">But given that not everyone is going to be a “pure” physicist, and that <text:s/>and so we need to take this “Why Physics?” question seriously. I'll presume that the reader already understands the value of promoting scientific literacy and appreciation and also the fundamental and foundational relationship of Physics to the other scientific and engineering disciplines. While these answers are fairly simple and uncontroversial, the question of how we teach Physics in relation to the other subjects are worthy of more consideration. Because of the foundational nature, I endorse the “Physics First” movement despite the demands it places for earlier mathematical maturity. So much for our objectives, what about our goals?</text:span></text:p>
      <text:p text:style-name="P8"><text:span text:style-name="T10"><text:tab/></text:span><text:span text:style-name="T7">What are the skills we are trying to teach?</text:span><text:span text:style-name="T10"> To the usual inventory of “Mathematical”, “Conceptual”, and “Problem-solving”, I add “Nature of Science perspective”. Without a doubt, physicists need to be maths guns and all technologists need to be robust mathematicians. Contrary to the trend in public education of lowering the mathematical bar, I believe we need to use novel approaches to increase the mathematical capability of younger students in order to avoid the shock of college-level mathematics.</text:span></text:p>
      <text:p text:style-name="P8"><text:span text:style-name="T10"><text:tab/>Overcoming misconceptions e.g, Aristotelian, is the invariant of physics education and is possibly more acute in modern times as students experience less mechanical interaction characteristic of the industrial era.</text:span></text:p>
      <text:p text:style-name="P8"><text:span text:style-name="T10"><text:tab/>Problem-solving is a creative and critical-thinking process and yet useful habits and discipline can be taught. It's not uncommon to see students struggle to create diagrams for neatly packaged problems, never mind open-ended questions.</text:span></text:p>
      <text:p text:style-name="P8"><text:span text:style-name="T10"><text:tab/>I have added Nature of Science to the list because it is often mis-represented in both modern texts and conventional teaching; the product often does not reflect the process.</text:span></text:p>
      <text:p text:style-name="P9"><text:span text:style-name="T10"><text:tab/></text:span><text:span text:style-name="T7">What methods do we use to develop these skills? </text:span><text:span text:style-name="T10">This question may best be answered from multiple dimensions including the skills themselves, using a game mechanics analogy, and by considering those factors that make learning more engaging and relevant. </text:span></text:p>
      <text:p text:style-name="P10"><text:span text:style-name="T10"><text:tab/></text:span><text:span text:style-name="T14">Mathematical skills could</text:span><text:span text:style-name="T10"> be enhanced by introducing programming. Many students have difficulty with the idea of using variables to represent properties and this is compounded as they transition from numeric variables to symbolic ones. Writing programs and simulations allows a student to experiment in a repetitive way in a non-threatening environment. Programming could also be used to enhance understanding of functions, multiple variables, vectors, calculus and more. Computer programming is the equivalent of inquiry-based learning for mathematics.</text:span></text:p>
      <text:p text:style-name="P10"><text:span text:style-name="T10"><text:tab/></text:span><text:span text:style-name="T14">Conceptual skills or </text:span><text:span text:style-name="T10">physical intuition development has traditionally been quite difficult; it's not </text:span><text:soft-page-break/><text:span text:style-name="T10">easy to make lab experiments that manifest a principle in a clear and concrete way without becoming too complex, abstract or procedural. However, if we are careful to discriminate between those times that we want a realistic inquiry-based approach and those that are better served using e.g., videos of astronauts or demonstrations along with Socratic discussion, then we may be more efficient and effective. In the case of inquiry-driven learning I subscribe to Popper's “theory-driven” approach rather than prescriptive labs where the student is expected to “observe” a phenomenon.</text:span></text:p>
      <text:p text:style-name="P10"><text:span text:style-name="T10"><text:tab/></text:span><text:span text:style-name="T14">Problem-solving skills m</text:span><text:span text:style-name="T10">ay have suffered in an attempt to measure physics learning using unimaginative testing approaches that favor a numerical results over clarity of thought, exploration, and qualitative understanding. Underlying all problem-solving, however creative, are meta-frameworks and strategies that can be taught.</text:span></text:p>
      <text:p text:style-name="P11"><text:tab/><text:span text:style-name="T11">An understanding of the Nature of Science is related to inquiry-based learning but will not automatically happen without appropriate time for reflection. Nor can this perspective be achieved by a preliminary class. Instead it must be weaved into the methods selected for teaching and through ongoing discussions about scientific knowledge.</text:span></text:p>
      <text:p text:style-name="P11"><text:tab/><text:span text:style-name="T8">Game Mechanics Analogy.</text:span><text:span text:style-name="T12"> The qualities that make a game engaging have been translated into the educational domain. Namely 1) Appropriate Challenge, 2) Clear goals and feedback, and 3) Repetition without penalty until mastery is achieved. I think that this is a good analogy for generating fruitful ideas. While creating personalized learning environments that match student skill, thereby avoiding boredom or frustration, will require comprehensive and sophisticated uses of computers, the game mechanics analogy already suggests ways to construct better learning environments.</text:span></text:p>
      <text:p text:style-name="P11"><text:tab/><text:span text:style-name="T13">What makes for a good Physics teacher?</text:span></text:p>
      <text:p text:style-name="P11"><text:tab/><text:span text:style-name="T9">Why do we fail?</text:span><text:span text:style-name="T15"> The consensus appears to center around three factors: 1) Ill-prepared teachers, 2) Out-of-date curriculum, and 3) Poor teaching methods. Every Physics teacher should have a deep understanding of the field, a desire to share their wisdom, and care for their students. </text:span></text:p>
      <text:p text:style-name="P2"><text:tab/>Traditional education, on the other hand, has emphasized the utilitarian aspect of knowledge: The application of the scientific method in a zero-sum game of "survival of the fittest" to suit the needs of mercenary armies, corporations, nations, and individuals. But this mode of thinking appears outdated and incongruent with the modern day omnipresent reality of global challenges caused by rising population levels and limited resources. My belief is that our ambivalence to this impending ecological singularity is caused by our insensitivity to our holistic essence and a belief in individualism above all else. It would be sad if the improbable achievements of the human intellect were lost through our poor stewardship of spaceship earth. We must ensure that the idea of a "global citizen", which is often equated with "globally functioning knowledge worker", is defined to include the responsibility of good stewardship of the earth and all its inhabitants. We need a more compassionate mindset and the most logical place to cultivate this broader consciousness of collective obligation is through education. <text:span text:style-name="T1">If education were to provide this context then we might have more citizens with cooperative goals.</text:span></text:p>
      <text:p text:style-name="P2"><text:tab/><text:span text:style-name="T1">It would appear then, that the educational institutions that we experience earlier in life should emphasize the meaning and context of education - what we might call </text:span><text:span text:style-name="T2">meta-education</text:span><text:span text:style-name="T1">. This shift deemphasizes specific or standardized knowledge and sets the stage for life-long learning with a purpose. I believe that educators can take the first pragmatic steps to realize this goal by helping their students make connections between their subjects and the world around them. Unfortunately, there are aspects of this idea that seem to swim against the tide of conventional standardized education. I am optimistic that this one-size-fits all approach to education will eventually be overthrown when the benefits of personalized education are made cost-effective by the appropriate use of computers.</text:span></text:p>
      <text:p text:style-name="P2"><text:tab/>I like to teach Mathematical Physics, especially when there is a chance to help the student uncover deep theoretical insights and make connections between apparently unrelated topics. My favorite way to teach is through a guided discussion. The continuous dialogue helps me to understand the interests and thought processes of each student and adapt accordingly. The first task is always to get the students interested and motivated to take responsibility for their own learning. Through a Socratic <text:soft-page-break/>discussion, with challenges to notions we take for granted, intuition is developed and misconceptions are corrected. The classroom should become a trusted community for learning how to formulate well-posed questions and critique solutions productively. I take the motto of the Royal Society, "Nullius in verba" ("Take nobody's word for it"), very seriously and encourage the acquisition of self-confidence and technical proficiency that comes from derivation of facts.</text:p>
      <text:p text:style-name="P2"><text:tab/>My dream is to modernize Physics teaching in several respects. First, by taking a less historical and more fundamental route while at the same time not diminishing the human aspect of the endeavor and the importance of context. This may provide opportunities for curriculum reduction by emphasizing connections, unity, and deeper principles. Second, by introducing students to the mathematical tools that have become important such as Group Theory, Lie Algebras and Geometric Algebra. Thirdly, by using computers to accelerate and personalize learning so that we work toward mastery. However, like all students I will need to be humble and realize that I will have a lot to learn myself from my students and my colleagues. </text:p>
      <text:p text:style-name="P2"/>
      <text:p text:style-name="P3">David <text:span text:style-name="T3">Geo </text:span>Holmes,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Holmes</meta:initial-creator>
    <meta:creation-date>2014-02-26T14:07:09.242694640</meta:creation-date>
    <dc:date>2014-03-02T18:25:32.660284672</dc:date>
    <dc:creator>David Holmes</dc:creator>
    <meta:editing-duration>PT7H59M7S</meta:editing-duration>
    <meta:editing-cycles>15</meta:editing-cycles>
    <meta:generator>LibreOffice/4.1.3.2$Linux_X86_64 LibreOffice_project/410m0$Build-2</meta:generator>
    <meta:document-statistic meta:table-count="0" meta:image-count="0" meta:object-count="0" meta:page-count="3" meta:paragraph-count="23" meta:word-count="1532" meta:character-count="10035" meta:non-whitespace-character-count="8499"/>
  </office:meta>
</office:document-meta>
</file>